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6.694cm"/>
    </style:style>
    <style:style style:name="Tabelle1.B" style:family="table-column">
      <style:table-column-properties style:column-width="5.477cm"/>
    </style:style>
    <style:style style:name="Tabelle1.C" style:family="table-column">
      <style:table-column-properties style:column-width="4.828cm"/>
    </style:style>
    <style:style style:name="Tabelle1.A1" style:family="table-cell">
      <style:table-cell-properties style:vertical-align="middle" fo:padding="0.132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middle" fo:padding="0.132cm" fo:border="0.05pt solid #000000"/>
    </style:style>
    <style:style style:name="Tabelle1.A2" style:family="table-cell">
      <style:table-cell-properties style:vertical-align="middle" fo:background-color="#ffffb0" fo:padding="0.132cm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style:vertical-align="middle" fo:background-color="#f0f0f0" fo:padding="0.132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middle" fo:background-color="#c0c0ff" fo:padding="0.132cm" fo:border-left="0.05pt solid #000000" fo:border-right="none" fo:border-top="none" fo:border-bottom="0.05pt solid #000000">
        <style:background-image/>
      </style:table-cell-properties>
    </style:style>
    <style:style style:name="Tabelle1.C6" style:family="table-cell">
      <style:table-cell-properties fo:padding="0.132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132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132cm" fo:border-left="0.05pt solid #000000" fo:border-right="0.05pt solid #000000" fo:border-top="none" fo:border-bottom="0.05pt solid #000000"/>
    </style:style>
    <style:style style:name="Tabelle1.C14" style:family="table-cell">
      <style:table-cell-properties fo:padding="0.132cm" fo:border-left="0.05pt solid #000000" fo:border-right="0.05pt solid #000000" fo:border-top="none" fo:border-bottom="0.05pt solid #000000"/>
    </style:style>
    <style:style style:name="Tabelle2" style:family="table">
      <style:table-properties style:width="16.935cm" fo:margin-left="0.011cm" fo:margin-right="0.05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5.159cm" style:rel-column-width="19965*"/>
    </style:style>
    <style:style style:name="Tabelle2.B" style:family="table-column">
      <style:table-column-properties style:column-width="11.776cm" style:rel-column-width="45570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="0.106cm" fo:border-left="0.05pt solid #000000" fo:border-right="none" fo:border-top="0.05pt solid #000000" fo:border-bottom="0.05pt solid #000000" style:writing-mode="lr-tb"/>
    </style:style>
    <style:style style:name="Tabelle2.B1" style:family="table-cell">
      <style:table-cell-properties style:vertical-align="top" fo:padding="0.106cm" fo:border="0.05pt solid #000000" style:writing-mode="lr-tb"/>
    </style:style>
    <style:style style:name="Tabelle2.2" style:family="table-row">
      <style:table-row-properties style:min-row-height="0.727cm" fo:background-color="transparent" fo:keep-together="auto">
        <style:background-image/>
      </style:table-row-properties>
    </style:style>
    <style:style style:name="Tabelle2.A2" style:family="table-cell">
      <style:table-cell-properties style:vertical-align="top" fo:padding="0.106cm" fo:border-left="0.05pt solid #000000" fo:border-right="none" fo:border-top="none" fo:border-bottom="0.05pt solid #000000" style:writing-mode="lr-tb"/>
    </style:style>
    <style:style style:name="Tabelle2.B2" style:family="table-cell">
      <style:table-cell-properties style:vertical-align="top" fo:background-color="transparent" fo:padding="0.106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2.3" style:family="table-row">
      <style:table-row-properties fo:background-color="transparent" fo:keep-together="auto">
        <style:background-image/>
      </style:table-row-properties>
    </style:style>
    <style:style style:name="Tabelle2.4" style:family="table-row">
      <style:table-row-properties fo:background-color="transparent" fo:keep-together="auto">
        <style:background-image/>
      </style:table-row-properties>
    </style:style>
    <style:style style:name="Tabelle2.5" style:family="table-row">
      <style:table-row-properties fo:background-color="transparent" fo:keep-together="auto">
        <style:background-image/>
      </style:table-row-properties>
    </style:style>
    <style:style style:name="Tabelle2.6" style:family="table-row">
      <style:table-row-properties fo:background-color="transparent" fo:keep-together="auto">
        <style:background-image/>
      </style:table-row-properties>
    </style:style>
    <style:style style:name="Tabelle2.7" style:family="table-row">
      <style:table-row-properties fo:background-color="transparent" fo:keep-together="auto">
        <style:background-image/>
      </style:table-row-properties>
    </style:style>
    <style:style style:name="Tabelle2.8" style:family="table-row">
      <style:table-row-properties fo:background-color="transparent" fo:keep-together="auto">
        <style:background-image/>
      </style:table-row-properties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paragraph-properties fo:margin-top="0cm" fo:margin-bottom="0.3cm" style:contextual-spacing="false"/>
    </style:style>
    <style:style style:name="P3" style:family="paragraph" style:parent-style-name="Text_20_body">
      <style:paragraph-properties fo:margin-top="0cm" fo:margin-bottom="0.3cm" style:contextual-spacing="false"/>
    </style:style>
    <style:style style:name="P4" style:family="paragraph" style:parent-style-name="Table_20_Contents">
      <style:text-properties style:font-name="monospace"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Heading">
      <style:text-properties fo:font-size="12pt" style:font-size-asian="12pt" style:font-size-complex="12pt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paragraph-rsid="001c4bc6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c4bc6" officeooo:paragraph-rsid="001c4bc6" style:font-style-asian="italic" style:font-weight-asian="bold" style:font-style-complex="italic" style:font-weight-complex="bold"/>
    </style:style>
    <style:style style:name="P13" style:family="paragraph" style:parent-style-name="Standard">
      <loext:graphic-properties draw:fill="solid" draw:fill-color="#e6e6e6" draw:opacity="100%"/>
      <style:paragraph-properties fo:background-color="#e6e6e6" fo:padding-left="0.141cm" fo:padding-right="0.141cm" fo:padding-top="0.035cm" fo:padding-bottom="0.035cm" fo:border="0.51pt solid #000000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style:font-name-asian="Courier New" style:font-size-asian="12pt" style:font-name-complex="Courier New" style:font-size-complex="12pt"/>
    </style:style>
    <style:style style:name="P15" style:family="paragraph" style:parent-style-name="Standard_20__28_Web_29_">
      <style:paragraph-properties fo:margin-top="0cm" fo:margin-bottom="0cm" style:contextual-spacing="false" fo:text-align="center" style:justify-single-word="false" style:snap-to-layout-grid="false"/>
      <style:text-properties fo:color="#000000" loext:opacity="100%" style:font-name="Arial" fo:font-weight="bold" style:font-weight-asian="bold" style:font-name-complex="Arial" style:font-weight-complex="bold"/>
    </style:style>
    <style:style style:name="P16" style:family="paragraph" style:parent-style-name="Standard_20__28_Web_29_">
      <style:paragraph-properties fo:margin-top="0cm" fo:margin-bottom="0cm" style:contextual-spacing="false" style:snap-to-layout-grid="false"/>
      <style:text-properties fo:color="#000000" loext:opacity="100%" style:font-name="Arial" style:font-name-complex="Arial"/>
    </style:style>
    <style:style style:name="P17" style:family="paragraph" style:parent-style-name="Standard">
      <style:paragraph-properties fo:margin-top="0.21cm" fo:margin-bottom="0.21cm" style:contextual-spacing="false"/>
      <style:text-properties fo:color="#000000" loext:opacity="100%" fo:font-style="italic" style:font-style-asian="italic" style:font-style-complex="italic"/>
    </style:style>
    <style:style style:name="P18" style:family="paragraph" style:parent-style-name="Text_20_body">
      <style:paragraph-properties fo:margin-top="0cm" fo:margin-bottom="0.21cm" style:contextual-spacing="false"/>
      <style:text-properties fo:font-weight="normal" style:font-weight-asian="normal" style:font-weight-complex="normal"/>
    </style:style>
    <style:style style:name="P19" style:family="paragraph" style:parent-style-name="Heading_20_3">
      <style:paragraph-properties fo:margin-top="0.42cm" fo:margin-bottom="0.21cm" style:contextual-spacing="false"/>
    </style:style>
    <style:style style:name="T1" style:family="text">
      <style:text-properties officeooo:rsid="001bb1b7"/>
    </style:style>
    <style:style style:name="T2" style:family="text">
      <style:text-properties officeooo:rsid="001a75ab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tokoll - Beispiel: <text:tab/><text:tab/>SMTP<text:tab/><text:tab/><text:span text:style-name="T6">(Quelle: Wikipedia)</text:span></text:h>
      <text:p text:style-name="P2"><text:line-break/>Das <text:span text:style-name="T3">Simple Mail Transfer Protocol</text:span> (<text:span text:style-name="T3">SMTP</text:span>, zu deutsch etwa <text:span text:style-name="T5">Einfaches E-Mail-Sendeverfahren</text:span>) ist ein <text:a xlink:type="simple" xlink:href="http://de.wikipedia.org/wiki/Netzwerkprotokoll" text:style-name="Internet_20_link" text:visited-style-name="Visited_20_Internet_20_Link">Protokoll</text:a> der <text:a xlink:type="simple" xlink:href="http://de.wikipedia.org/wiki/Internetprotokollfamilie" text:style-name="Internet_20_link" text:visited-style-name="Visited_20_Internet_20_Link">Internetprotokollfamilie</text:a>, das zum Austausch von <text:a xlink:type="simple" xlink:href="http://de.wikipedia.org/wiki/E-Mail" text:style-name="Internet_20_link" text:visited-style-name="Visited_20_Internet_20_Link">E-Mails</text:a> in <text:a xlink:type="simple" xlink:href="http://de.wikipedia.org/wiki/Rechnernetz" text:style-name="Internet_20_link" text:visited-style-name="Visited_20_Internet_20_Link">Computernetzen</text:a> dient. Es wird dabei vorrangig zum Einspeisen und zum Weiterleiten von E-Mails verwendet. Zum Abholen von Nachrichten kommen andere, spezialisierte Protokolle wie <text:a xlink:type="simple" xlink:href="http://de.wikipedia.org/wiki/POP3" text:style-name="Internet_20_link" text:visited-style-name="Visited_20_Internet_20_Link">POP3</text:a> oder <text:a xlink:type="simple" xlink:href="http://de.wikipedia.org/wiki/Internet_Message_Access_Protocol" text:style-name="Internet_20_link" text:visited-style-name="Visited_20_Internet_20_Link">IMAP</text:a> zum Einsatz. SMTP-Server nehmen traditionell Verbindungen auf <text:a xlink:type="simple" xlink:href="http://de.wikipedia.org/wiki/Port_%28Protokoll%29" text:style-name="Internet_20_link" text:visited-style-name="Visited_20_Internet_20_Link">Port</text:a> 25 („smtp“) entgegen. </text:p>
      <text:p text:style-name="P3">Da SMTP ein textbasiertes Protokoll ist, kann unter den gängigen <text:a xlink:type="simple" xlink:href="http://de.wikipedia.org/wiki/Betriebssystem" text:style-name="Internet_20_link" text:visited-style-name="Visited_20_Internet_20_Link">Betriebssystemen</text:a> mit dem Kommandozeilen-Programm <text:a xlink:type="simple" xlink:href="http://de.wikipedia.org/wiki/Telnet" text:style-name="Internet_20_link" text:visited-style-name="Visited_20_Internet_20_Link">telnet</text:a> eine E-Mail auch „von Hand“ verschickt werden. Dabei sind, wie auch bei anderen Verfahren, Absender- und Empfängeradresse frei wählbar, und eine <text:a xlink:type="simple" xlink:href="http://de.wikipedia.org/wiki/Authentifizierung" text:style-name="Internet_20_link" text:visited-style-name="Visited_20_Internet_20_Link">Authentifizierung</text:a> findet nicht statt. Aus diesem Grund ist die <text:a xlink:type="simple" xlink:href="http://de.wikipedia.org/wiki/E-Mail#Authentizit.C3.A4t.2C_Datenschutz_und_Integrit.C3.A4t" text:style-name="Internet_20_link" text:visited-style-name="Visited_20_Internet_20_Link">Verlässlichkeit der Absenderangabe</text:a> einer E-Mail nicht gegeben. (Anmerkung: es können sich sogar die Adressen im <text:span text:style-name="Source_20_Text">MAIL FROM</text:span>- und <text:span text:style-name="Source_20_Text">RCPT TO</text:span>-Kommando (sog. <text:a xlink:type="simple" xlink:href="http://de.wikipedia.org/wiki/Envelope_Sender" text:style-name="Internet_20_link" text:visited-style-name="Visited_20_Internet_20_Link"><text:span text:style-name="Source_20_Text">Envelope-From</text:span></text:a> bzw. <text:span text:style-name="Source_20_Text">Envelope-To</text:span>) von den Adressen im <text:span text:style-name="Source_20_Text">From:</text:span>- und <text:span text:style-name="Source_20_Text">To:</text:span>-Mailheader unterscheiden.)</text:p>
      <text:p text:style-name="Text_20_body">Eine typische SMTP-Sitzung zum Versenden einer E-Mail sieht folgendermaßen au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1747030771040">
          <table:table-cell table:style-name="Tabelle1.A1" office:value-type="string">
            <text:p text:style-name="P7">Client</text:p>
          </table:table-cell>
          <table:table-cell table:style-name="Tabelle1.A1" office:value-type="string">
            <text:p text:style-name="P7">Server</text:p>
          </table:table-cell>
          <table:table-cell table:style-name="Tabelle1.C1" office:value-type="string">
            <text:p text:style-name="P7">Erklärung</text:p>
          </table:table-cell>
        </table:table-row>
        <table:table-row table:style-name="TableLine1747030770224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20 Demo-Mailserver</text:p>
          </table:table-cell>
          <table:table-cell table:style-name="Tabelle1.C2" office:value-type="string">
            <text:p text:style-name="P5">Server begrüßt den Client</text:p>
          </table:table-cell>
        </table:table-row>
        <table:table-row table:style-name="TableLine1747030758528">
          <table:table-cell table:style-name="Tabelle1.A3" office:value-type="string">
            <text:p text:style-name="P4">HELO server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begrüßt Server</text:p>
          </table:table-cell>
        </table:table-row>
        <table:table-row table:style-name="TableLine1747030769680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50 Hello client</text:p>
          </table:table-cell>
          <table:table-cell table:style-name="Tabelle1.C2" office:value-type="string">
            <text:p text:style-name="P5">Server bestätigt Anmeldung. Wichtig ist, dass der Client jeweils auf die Antwort vom Server wartet.</text:p>
          </table:table-cell>
        </table:table-row>
        <table:table-row table:style-name="TableLine1747030771584">
          <table:table-cell table:style-name="Tabelle1.A3" office:value-type="string">
            <text:p text:style-name="P4">MAIL FROM: bar@example.org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gibt Absenderadresse an</text:p>
          </table:table-cell>
        </table:table-row>
        <table:table-row table:style-name="TableLine1747030771856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50 Sender OK</text:p>
          </table:table-cell>
          <table:table-cell table:style-name="Tabelle1.C14" office:value-type="string">
            <text:p text:style-name="P5"/>
          </table:table-cell>
        </table:table-row>
        <table:table-row table:style-name="TableLine1747030772400">
          <table:table-cell table:style-name="Tabelle1.A3" office:value-type="string">
            <text:p text:style-name="P4">RCPT TO: foo@example.com 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gibt Empfängeradresse an</text:p>
          </table:table-cell>
        </table:table-row>
        <table:table-row table:style-name="TableLine1747030773488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50 Recipient OK</text:p>
          </table:table-cell>
          <table:table-cell table:style-name="Tabelle1.C14" office:value-type="string">
            <text:p text:style-name="P5"/>
          </table:table-cell>
        </table:table-row>
        <table:table-row table:style-name="TableLine1747030764784">
          <table:table-cell table:style-name="Tabelle1.A3" office:value-type="string">
            <text:p text:style-name="P4">DATA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möchte jetzt die Mail mitteilen</text:p>
          </table:table-cell>
        </table:table-row>
        <table:table-row table:style-name="TableLine1747030772944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354 End data with &lt;CR&gt;&lt;LF&gt;.&lt;CR&gt;&lt;LF&gt;</text:p>
          </table:table-cell>
          <table:table-cell table:style-name="Tabelle1.C14" office:value-type="string">
            <text:p text:style-name="P5"/>
          </table:table-cell>
        </table:table-row>
        <table:table-row table:style-name="TableLine1747030757168">
          <table:table-cell table:style-name="Tabelle1.A3" office:value-type="string">
            <text:p text:style-name="P4">From: bar@example.org<text:line-break/>To: foo@example.com<text:line-break/>Subject: Testmail<text:line-break/><text:span text:style-name="T7">Date: Thu, 26 Oct 200613:10:50 +0200</text:span><text:line-break/><text:line-break/>Testmail<text:line-break/>.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schickt komplette Mail. </text:p>
            <text:p text:style-name="P5"><text:span text:style-name="T4">Die Mail muss mit einer Zeile, die nur einen Punkt enthält, abgeschlossen werden.<text:line-break/></text:span>(Vor dem Textkörper ist als Abtrennung zum Header eine Leerzeile nötig.)</text:p>
          </table:table-cell>
        </table:table-row>
        <table:table-row table:style-name="TableLine1747030766416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50 Message accepted for <text:s text:c="4"/>delivery</text:p>
          </table:table-cell>
          <table:table-cell table:style-name="Tabelle1.C2" office:value-type="string">
            <text:p text:style-name="P5">Der Server leitet die Mail weiter.</text:p>
          </table:table-cell>
        </table:table-row>
        <table:table-row table:style-name="TableLine1747030766688">
          <table:table-cell table:style-name="Tabelle1.A3" office:value-type="string">
            <text:p text:style-name="P4">QUIT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meldet sich ab</text:p>
          </table:table-cell>
        </table:table-row>
        <table:table-row table:style-name="TableLine1747030769408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21 See you later</text:p>
          </table:table-cell>
          <table:table-cell table:style-name="Tabelle1.C14" office:value-type="string">
            <text:p text:style-name="P5"/>
          </table:table-cell>
        </table:table-row>
      </table:table>
      <text:h text:style-name="Heading_20_2" text:outline-level="2"><text:soft-page-break/>Protokoll - Beispiel: <text:tab/>POP3 <text:tab/><text:tab/><text:span text:style-name="T6">(Quelle: Wikipedia)</text:span></text:h>
      <text:p text:style-name="P18">Das Post Office Protocol (POP) ist ein Übertragungsprotokoll, über das ein Client E-Mails von einem E-Mail-Server abholen kann. Version 3 (POP3) wird im RFC 1939 beschrieben. POP3 ist ein ASCII-Protokoll, wobei die Steuerung der Datenübertragung durch Kommandos geschieht, die standardmäßig an den Port 110 geschickt werden.</text:p>
      <text:p text:style-name="P18">POP3 ist in der Funktionalität sehr beschränkt und erlaubt nur das Auflisten, Abholen und Löschen von E-Mails am E-Mail-Server. Für weitere Funktionalitäten wie hierarchische Mailboxen direkt am Mailserver, Zugriff auf mehrere Mailboxen während einer Sitzung, Vorselektion der E-Mails usw. müssen Protokolle wie IMAP verwendet werden.</text:p>
      <text:p text:style-name="P18">Als Gegenstück zu POP3 ist für das Versenden von E-Mails üblicherweise in Clients und Servern das Simple Mail Transfer Protocol (SMTP) implementiert.</text:p>
      <text:h text:style-name="P19" text:outline-level="3">Befehle des POP3 Protokolls</text:h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15">Befehl (mit Parameter)</text:p>
            </table:table-cell>
            <table:table-cell table:style-name="Tabelle2.B1" office:value-type="string">
              <text:p text:style-name="P15">Bedeutung</text:p>
            </table:table-cell>
          </table:table-row>
        </table:table-header-rows>
        <table:table-row table:style-name="Tabelle2.2">
          <table:table-cell table:style-name="Tabelle2.A2" office:value-type="string">
            <text:p text:style-name="P16">USER &lt;name&gt;</text:p>
          </table:table-cell>
          <table:table-cell table:style-name="Tabelle2.B2" office:value-type="string">
            <text:p text:style-name="P16">Benutzername angeben</text:p>
          </table:table-cell>
        </table:table-row>
        <table:table-row table:style-name="Tabelle2.3">
          <table:table-cell table:style-name="Tabelle2.A2" office:value-type="string">
            <text:p text:style-name="P16">PASS &lt;passwort&gt;</text:p>
          </table:table-cell>
          <table:table-cell table:style-name="Tabelle2.B2" office:value-type="string">
            <text:p text:style-name="P16">Passwort angeben</text:p>
          </table:table-cell>
        </table:table-row>
        <table:table-row table:style-name="Tabelle2.4">
          <table:table-cell table:style-name="Tabelle2.A2" office:value-type="string">
            <text:p text:style-name="P16">STAT</text:p>
          </table:table-cell>
          <table:table-cell table:style-name="Tabelle2.B2" office:value-type="string">
            <text:p text:style-name="P16">Status abrufen</text:p>
          </table:table-cell>
        </table:table-row>
        <table:table-row table:style-name="Tabelle2.5">
          <table:table-cell table:style-name="Tabelle2.A2" office:value-type="string">
            <text:p text:style-name="P16">LIST</text:p>
          </table:table-cell>
          <table:table-cell table:style-name="Tabelle2.B2" office:value-type="string">
            <text:p text:style-name="P16">Liste der Mails abrufen </text:p>
          </table:table-cell>
        </table:table-row>
        <table:table-row table:style-name="Tabelle2.6">
          <table:table-cell table:style-name="Tabelle2.A2" office:value-type="string">
            <text:p text:style-name="P16">RETR &lt;nummer&gt;</text:p>
          </table:table-cell>
          <table:table-cell table:style-name="Tabelle2.B2" office:value-type="string">
            <text:p text:style-name="P16">Mail &lt;nummer&gt; abrufen</text:p>
          </table:table-cell>
        </table:table-row>
        <table:table-row table:style-name="Tabelle2.7">
          <table:table-cell table:style-name="Tabelle2.A2" office:value-type="string">
            <text:p text:style-name="P16">DELE &lt;nummer&gt;</text:p>
          </table:table-cell>
          <table:table-cell table:style-name="Tabelle2.B2" office:value-type="string">
            <text:p text:style-name="P16">Mail &lt;nummer&gt; löschen</text:p>
          </table:table-cell>
        </table:table-row>
        <table:table-row table:style-name="Tabelle2.8">
          <table:table-cell table:style-name="Tabelle2.A2" office:value-type="string">
            <text:p text:style-name="P16">QUIT</text:p>
          </table:table-cell>
          <table:table-cell table:style-name="Tabelle2.B2" office:value-type="string">
            <text:p text:style-name="P16">Verbindung beenden</text:p>
          </table:table-cell>
        </table:table-row>
      </table:table>
      <text:p text:style-name="P17"/>
      <text:p text:style-name="P13">Protokolle, bei denen sich der Server den jeweiligen Zustand des Clients merken muss, heißen <text:span text:style-name="neu"><text:span text:style-name="T4">zustandsorientierte Protokolle</text:span></text:span><text:span text:style-name="T4">. </text:span>POP3 ist ein zustandsorientiertes Protokoll. Denn man muss zuerst USER aufrufen, dann PASS und erst dann kann man die anderen Befehle ausführen. </text:p>
      <text:h text:style-name="Heading_20_3" text:outline-level="3"/>
      <text:h text:style-name="Heading_20_3" text:outline-level="3">Praxis: Mit telnet und POP3 / SMTP auf den Spielzeugserver zugreifen</text:h>
      <text:p text:style-name="P9"/>
      <text:p text:style-name="P12">Server: der jeweilige Rechner! Die Rechneradresse steht oben auf dem Bildschirm!</text:p>
      <text:p text:style-name="P11"/>
      <text:p text:style-name="P11">Port für SMTP: 25 </text:p>
      <text:p text:style-name="P11">Port für POP3: 110</text:p>
      <text:p text:style-name="P10"/>
      <text:p text:style-name="P9"/>
      <table:table table:name="Tabelle4" table:style-name="Tabelle4">
        <table:table-column table:style-name="Tabelle4.A" table:number-columns-repeated="3"/>
        <table:table-row table:style-name="TableLine1747030767232">
          <table:table-cell table:style-name="Tabelle4.A1" office:value-type="string">
            <text:p text:style-name="P6">Benutzername</text:p>
          </table:table-cell>
          <table:table-cell table:style-name="Tabelle4.A1" office:value-type="string">
            <text:p text:style-name="P6">Passwort</text:p>
          </table:table-cell>
          <table:table-cell table:style-name="Tabelle4.C1" office:value-type="string">
            <text:p text:style-name="P6">Mailadresse</text:p>
          </table:table-cell>
        </table:table-row>
        <table:table-row table:style-name="TableLine1747030761792">
          <table:table-cell table:style-name="Tabelle4.A2" office:value-type="string">
            <text:p text:style-name="Table_20_Contents">anna</text:p>
          </table:table-cell>
          <table:table-cell table:style-name="Tabelle4.A2" office:value-type="string">
            <text:p text:style-name="Table_20_Contents">geheim</text:p>
          </table:table-cell>
          <table:table-cell table:style-name="Tabelle4.C2" office:value-type="string">
            <text:p text:style-name="Table_20_Contents"><text:a xlink:type="simple" xlink:href="mailto:anna@kolleg.de" text:style-name="Internet_20_link" text:visited-style-name="Visited_20_Internet_20_Link">anna@kolleg.de</text:a></text:p>
          </table:table-cell>
        </table:table-row>
        <table:table-row table:style-name="TableLine1747030762336">
          <table:table-cell table:style-name="Tabelle4.A2" office:value-type="string">
            <text:p text:style-name="Table_20_Contents">bob</text:p>
          </table:table-cell>
          <table:table-cell table:style-name="Tabelle4.A2" office:value-type="string">
            <text:p text:style-name="P14">topSecret</text:p>
          </table:table-cell>
          <table:table-cell table:style-name="Tabelle4.C2" office:value-type="string">
            <text:p text:style-name="Table_20_Contents"><text:a xlink:type="simple" xlink:href="mailto:bob@kolleg.de" text:style-name="Internet_20_link" text:visited-style-name="Visited_20_Internet_20_Link">bob@kolleg.de</text:a>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, Arial" style:font-family-generic="swiss" style:font-pitch="variable" style:font-name-asian="Arial Unicode MS" style:font-family-asian="'Arial Unicode MS', Arial" style:font-family-generic-asian="swiss" style:font-pitch-asian="variable" style:font-name-complex="Arial Unicode MS" style:font-family-complex="'Arial Unicode MS', Arial" style:font-family-generic-complex="swiss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Absatz-Standardschriftart" style:family="text"/>
    <style:style style:name="neu" style:family="text" style:parent-style-name="Absatz-Standardschriftar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T1" style:family="text">
      <style:text-properties officeooo:rsid="001bb1b7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<text:tab/>Netzwerk<text:span text:style-name="MT1">e</text:span>: Protokolle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19T16:52:54.587000000</dc:date>
    <meta:editing-duration>PT1H30M7S</meta:editing-duration>
    <meta:editing-cycles>31</meta:editing-cycles>
    <meta:generator>LibreOffice/7.1.5.2$Windows_X86_64 LibreOffice_project/85f04e9f809797b8199d13c421bd8a2b025d52b5</meta:generator>
    <meta:print-date>2023-11-30T18:33:25.230000000</meta:print-date>
    <meta:document-statistic meta:table-count="3" meta:image-count="0" meta:object-count="0" meta:page-count="2" meta:paragraph-count="66" meta:word-count="515" meta:character-count="3673" meta:non-whitespace-character-count="3204"/>
    <meta:user-defined meta:name="Info 1"/>
    <meta:user-defined meta:name="Info 2"/>
    <meta:user-defined meta:name="Info 3"/>
    <meta:user-defined meta:name="Info 4"/>
  </office:meta>
</office:document-meta>
</file>